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317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3.246cm"/>
    </style:style>
    <style:style style:name="Tableau1.C" style:family="table-column">
      <style:table-column-properties style:column-width="1.16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19">
      <style:paragraph-properties fo:margin-top="0cm" fo:margin-bottom="0cm" style:contextual-spacing="false"/>
    </style:style>
    <style:style style:name="P36" style:family="paragraph" style:parent-style-name="Text_20_body" style:list-style-name="L20"/>
    <style:style style:name="P37" style:family="paragraph" style:parent-style-name="Text_20_body" style:list-style-name="L20">
      <style:paragraph-properties fo:margin-top="0cm" fo:margin-bottom="0cm" style:contextual-spacing="false"/>
    </style:style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3">
      <style:paragraph-properties fo:margin-top="0cm" fo:margin-bottom="0cm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4">
      <style:paragraph-properties fo:margin-top="0cm" fo:margin-bottom="0cm" style:contextual-spacing="false"/>
    </style:style>
    <style:style style:name="P44" style:family="paragraph" style:parent-style-name="Text_20_body" style:list-style-name="L25"/>
    <style:style style:name="P45" style:family="paragraph" style:parent-style-name="Text_20_body" style:list-style-name="L25">
      <style:paragraph-properties fo:margin-top="0cm" fo:margin-bottom="0cm" style:contextual-spacing="false"/>
    </style:style>
    <style:style style:name="P46" style:family="paragraph" style:parent-style-name="Text_20_body" style:list-style-name="L26"/>
    <style:style style:name="P47" style:family="paragraph" style:parent-style-name="Text_20_body" style:list-style-name="L26">
      <style:paragraph-properties fo:margin-top="0cm" fo:margin-bottom="0cm" style:contextual-spacing="false"/>
    </style:style>
    <style:style style:name="P48" style:family="paragraph" style:parent-style-name="Text_20_body" style:list-style-name="L27"/>
    <style:style style:name="P49" style:family="paragraph" style:parent-style-name="Text_20_body" style:list-style-name="L27">
      <style:paragraph-properties fo:margin-top="0cm" fo:margin-bottom="0cm" style:contextual-spacing="false"/>
    </style:style>
    <style:style style:name="P50" style:family="paragraph" style:parent-style-name="Text_20_body" style:list-style-name="L28"/>
    <style:style style:name="P51" style:family="paragraph" style:parent-style-name="Text_20_body" style:list-style-name="L28">
      <style:paragraph-properties fo:margin-top="0cm" fo:margin-bottom="0cm" style:contextual-spacing="false"/>
    </style:style>
    <style:style style:name="P52" style:family="paragraph" style:parent-style-name="Text_20_body" style:list-style-name="L29"/>
    <style:style style:name="P53" style:family="paragraph" style:parent-style-name="Text_20_body" style:list-style-name="L29">
      <style:paragraph-properties fo:margin-top="0cm" fo:margin-bottom="0cm" style:contextual-spacing="false"/>
    </style:style>
    <style:style style:name="P54" style:family="paragraph" style:parent-style-name="Text_20_body" style:list-style-name="L30"/>
    <style:style style:name="P55" style:family="paragraph" style:parent-style-name="Text_20_body" style:list-style-name="L30">
      <style:paragraph-properties fo:margin-top="0cm" fo:margin-bottom="0cm" style:contextual-spacing="false"/>
    </style:style>
    <style:style style:name="P56" style:family="paragraph" style:parent-style-name="Text_20_body" style:list-style-name="L31"/>
    <style:style style:name="P57" style:family="paragraph" style:parent-style-name="Text_20_body" style:list-style-name="L3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4 : OSPF, coût des liaisons et choix du meilleur chemin</text:h>
      <text:h text:style-name="Heading_20_3" text:outline-level="3">Objectif</text:h>
      <text:p text:style-name="Text_20_body">Aujourd’hui, on apprend comment un routeur choisit un chemin avec le protocole OSPF.</text:p>
      <text:h text:style-name="Heading_20_3" text:outline-level="3">À la fin de la séance, je dois savoir :</text:h>
      <text:list text:style-name="L1">
        <text:list-item>
          <text:p text:style-name="P2">dire ce qu’est OSPF ; </text:p>
        </text:list-item>
        <text:list-item>
          <text:p text:style-name="P2">calculer le coût d’une liaison ; </text:p>
        </text:list-item>
        <text:list-item>
          <text:p text:style-name="P2">calculer le coût d’un chemin ; </text:p>
        </text:list-item>
        <text:list-item>
          <text:p text:style-name="P2">comparer plusieurs chemins ; </text:p>
        </text:list-item>
        <text:list-item>
          <text:p text:style-name="P1">comprendre comment une table de routage OSPF est lue. </text:p>
        </text:list-item>
      </text:list>
      <text:h text:style-name="Heading_20_1" text:outline-level="1">1. À retenir</text:h>
      <text:h text:style-name="Heading_20_2" text:outline-level="2">OSPF</text:h>
      <text:p text:style-name="Text_20_body">OSPF est un protocole de routage.</text:p>
      <text:p text:style-name="Text_20_body">Avec OSPF, on ne choisit pas un chemin en comptant seulement les routeurs.<text:line-break/>On compare la <text:span text:style-name="Strong_20_Emphasis">somme des coûts des liaisons</text:span>.</text:p>
      <text:h text:style-name="Heading_20_2" text:outline-level="2">Coût d’une liaison</text:h>
      <text:p text:style-name="Text_20_body">La formule est :</text:p>
      <text:p text:style-name="Text_20_body">couˆt=d108​ </text:p>
      <text:p text:style-name="Text_20_body">où d est le débit en bit/s.</text:p>
      <text:h text:style-name="Heading_20_2" text:outline-level="2">Coûts utiles à connaît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 de liaison</text:p>
            </table:table-cell>
            <table:table-cell table:style-name="Tableau1.A1" office:value-type="string">
              <text:p text:style-name="Table_20_Heading">Débit</text:p>
            </table:table-cell>
            <table:table-cell table:style-name="Tableau1.A1" office:value-type="string">
              <text:p text:style-name="Table_20_Heading">Coût</text:p>
            </table:table-cell>
          </table:table-row>
        </table:table-header-rows>
        <table:table-row>
          <table:table-cell table:style-name="Tableau1.A1" office:value-type="string">
            <text:p text:style-name="Table_20_Contents">Fibre</text:p>
          </table:table-cell>
          <table:table-cell table:style-name="Tableau1.A1" office:value-type="string">
            <text:p text:style-name="Table_20_Contents"> Gbit/s1 Gbit/s</text:p>
          </table:table-cell>
          <table:table-cell table:style-name="Tableau1.A1" office:value-type="string">
            <text:p text:style-name="Table_20_Contents">0,1</text:p>
          </table:table-cell>
        </table:table-row>
        <table:table-row>
          <table:table-cell table:style-name="Tableau1.A1" office:value-type="string">
            <text:p text:style-name="Table_20_Contents">Fast-Ethernet</text:p>
          </table:table-cell>
          <table:table-cell table:style-name="Tableau1.A1" office:value-type="string">
            <text:p text:style-name="Table_20_Contents"> Mbit/s100 Mbit/s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Ethernet</text:p>
          </table:table-cell>
          <table:table-cell table:style-name="Tableau1.A1" office:value-type="string">
            <text:p text:style-name="Table_20_Contents"> Mbit/s10 Mbit/s</text:p>
          </table:table-cell>
          <table:table-cell table:style-name="Tableau1.A1" office:value-type="string">
            <text:p text:style-name="Table_20_Contents">10</text:p>
          </table:table-cell>
        </table:table-row>
      </table:table>
      <text:h text:style-name="Heading_20_2" text:outline-level="2">Coût d’un chemin</text:h>
      <text:p text:style-name="Text_20_body">Le coût d’un chemin est la <text:span text:style-name="Strong_20_Emphasis">somme</text:span> des coûts de ses liaisons.</text:p>
      <text:h text:style-name="Heading_20_2" text:outline-level="2">Règle importante</text:h>
      <text:p text:style-name="Text_20_body">Avec OSPF, on choisit le chemin dont la <text:span text:style-name="Strong_20_Emphasis">métrique totale est la plus faible</text:span>.</text:p>
      <text:h text:style-name="Heading_20_1" text:outline-level="1"><text:soft-page-break/>2. Méthode</text:h>
      <text:p text:style-name="Text_20_body">Pour comparer deux chemins avec OSPF :</text:p>
      <text:list text:style-name="L2">
        <text:list-item>
          <text:p text:style-name="P5">je repère le type de chaque liaison ; </text:p>
        </text:list-item>
        <text:list-item>
          <text:p text:style-name="P5">je donne le coût de chaque liaison ; </text:p>
        </text:list-item>
        <text:list-item>
          <text:p text:style-name="P5">j’additionne les coûts ; </text:p>
        </text:list-item>
        <text:list-item>
          <text:p text:style-name="P5">je compare les sommes ; </text:p>
        </text:list-item>
        <text:list-item>
          <text:p text:style-name="P4">je choisis la plus petite. </text:p>
        </text:list-item>
      </text:list>
      <text:h text:style-name="Heading_20_1" text:outline-level="1">3. Exemple guidé</text:h>
      <text:p text:style-name="Text_20_body">On considère deux chemins :</text:p>
      <text:h text:style-name="Heading_20_3" text:outline-level="3">Chemin A</text:h>
      <text:list text:style-name="L3">
        <text:list-item>
          <text:p text:style-name="P7">Fibre </text:p>
        </text:list-item>
        <text:list-item>
          <text:p text:style-name="P7">Fibre </text:p>
        </text:list-item>
        <text:list-item>
          <text:p text:style-name="P6">Fast-Ethernet </text:p>
        </text:list-item>
      </text:list>
      <text:h text:style-name="Heading_20_3" text:outline-level="3">Chemin B</text:h>
      <text:list text:style-name="L4">
        <text:list-item>
          <text:p text:style-name="P9">Ethernet </text:p>
        </text:list-item>
        <text:list-item>
          <text:p text:style-name="P8">Fibre </text:p>
        </text:list-item>
      </text:list>
      <text:h text:style-name="Heading_20_3" text:outline-level="3">Questions</text:h>
      <text:list text:style-name="L5">
        <text:list-item>
          <text:p text:style-name="P11">Quel est le coût du chemin A ?<text:line-break/>.................................................................... </text:p>
        </text:list-item>
        <text:list-item>
          <text:p text:style-name="P11">Quel est le coût du chemin B ?<text:line-break/>.................................................................... </text:p>
        </text:list-item>
        <text:list-item>
          <text:p text:style-name="P11">Quel chemin est préféré par OSPF ?<text:line-break/>.................................................................... </text:p>
        </text:list-item>
        <text:list-item>
          <text:p text:style-name="P10">Pourquoi ?<text:line-break/>.................................................................... </text:p>
        </text:list-item>
      </text:list>
      <text:h text:style-name="Heading_20_1" text:outline-level="1">4. Exercices</text:h>
      <text:h text:style-name="Heading_20_2" text:outline-level="2">Exercice 1</text:h>
      <text:p text:style-name="Text_20_body">Calculer le coût de chaque liaison :</text:p>
      <text:list text:style-name="L6">
        <text:list-item>
          <text:p text:style-name="P13">Fibre :<text:line-break/>.................................................................... </text:p>
        </text:list-item>
        <text:list-item>
          <text:p text:style-name="P13">Fast-Ethernet :<text:line-break/>.................................................................... </text:p>
        </text:list-item>
        <text:list-item>
          <text:p text:style-name="P12">Ethernet :<text:line-break/>.................................................................... </text:p>
        </text:list-item>
      </text:list>
      <text:h text:style-name="Heading_20_2" text:outline-level="2"><text:soft-page-break/>Exercice 2</text:h>
      <text:p text:style-name="Text_20_body">Calculer le coût du chemin suivant :</text:p>
      <text:list text:style-name="L7">
        <text:list-item>
          <text:p text:style-name="P15">Fibre </text:p>
        </text:list-item>
        <text:list-item>
          <text:p text:style-name="P15">Fast-Ethernet </text:p>
        </text:list-item>
        <text:list-item>
          <text:p text:style-name="P14">Fibre </text:p>
        </text:list-item>
      </text:list>
      <text:p text:style-name="Text_20_body">Réponse :<text:line-break/>....................................................................</text:p>
      <text:h text:style-name="Heading_20_2" text:outline-level="2">Exercice 3</text:h>
      <text:p text:style-name="Text_20_body">Calculer le coût du chemin suivant :</text:p>
      <text:list text:style-name="L8">
        <text:list-item>
          <text:p text:style-name="P17">Ethernet </text:p>
        </text:list-item>
        <text:list-item>
          <text:p text:style-name="P16">Fibre </text:p>
        </text:list-item>
      </text:list>
      <text:p text:style-name="Text_20_body">Réponse :<text:line-break/>....................................................................</text:p>
      <text:h text:style-name="Heading_20_2" text:outline-level="2">Exercice 4</text:h>
      <text:p text:style-name="Text_20_body">Lequel de ces deux chemins est préféré par OSPF ?<text:line-break/>Expliquer.</text:p>
      <text:p text:style-name="Text_20_body">....................................................................<text:line-break/>....................................................................</text:p>
      <text:h text:style-name="Heading_20_1" text:outline-level="1">5. Lire une table OSPF</text:h>
      <text:p text:style-name="Text_20_body">On considère la table de routage suivante pour le routeur R1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1</text:p>
          </table:table-cell>
          <table:table-cell table:style-name="Tableau2.A1" office:value-type="string">
            <text:p text:style-name="Table_20_Contents">eth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0,1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1,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1,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0,3</text:p>
          </table:table-cell>
        </table:table-row>
        <table:table-row>
          <table:table-cell table:style-name="Tableau2.A1" office:value-type="string">
            <text:p text:style-name="Table_20_Contents">N4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0</text:p>
          </table:table-cell>
        </table:table-row>
        <table:table-row>
          <table:table-cell table:style-name="Tableau2.A1" office:value-type="string">
            <text:p text:style-name="Table_20_Contents">N4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1,2</text:p>
          </table:table-cell>
        </table:table-row>
      </table:table>
      <text:h text:style-name="Heading_20_3" text:outline-level="3">Questions</text:h>
      <text:list text:style-name="L9">
        <text:list-item>
          <text:p text:style-name="P19">Quelle interface est choisie pour joindre N2 ?<text:line-break/>.................................................................... </text:p>
        </text:list-item>
        <text:list-item>
          <text:p text:style-name="P19">Pourquoi ?<text:line-break/>.................................................................... </text:p>
        </text:list-item>
        <text:list-item>
          <text:p text:style-name="P19">Quelle interface est choisie pour joindre N3 ?<text:line-break/>.................................................................... </text:p>
        </text:list-item>
        <text:list-item>
          <text:p text:style-name="P19"><text:soft-page-break/>Pourquoi ?<text:line-break/>.................................................................... </text:p>
        </text:list-item>
        <text:list-item>
          <text:p text:style-name="P18">Quelle interface est choisie pour joindre N4 ?<text:line-break/>.................................................................... </text:p>
        </text:list-item>
      </text:list>
      <text:h text:style-name="Heading_20_1" text:outline-level="1">6. Déduire une information</text:h>
      <text:p text:style-name="Text_20_body">On sait que certaines liaisons ont les coûts suivants :</text:p>
      <text:list text:style-name="L10">
        <text:list-item>
          <text:p text:style-name="P21">Fibre : 0,1 </text:p>
        </text:list-item>
        <text:list-item>
          <text:p text:style-name="P21">Fast-Ethernet : 1 </text:p>
        </text:list-item>
        <text:list-item>
          <text:p text:style-name="P20">Ethernet : 10 </text:p>
        </text:list-item>
      </text:list>
      <text:p text:style-name="Text_20_body">On connaît un chemin de coût total <text:span text:style-name="Strong_20_Emphasis">1,3</text:span>.</text:p>
      <text:p text:style-name="Text_20_body">Une partie du chemin vaut déjà :</text:p>
      <text:list text:style-name="L11">
        <text:list-item>
          <text:p text:style-name="P22">Fibre = 0,1 </text:p>
        </text:list-item>
      </text:list>
      <text:h text:style-name="Heading_20_3" text:outline-level="3">Questions</text:h>
      <text:list text:style-name="L12">
        <text:list-item>
          <text:p text:style-name="P24">Quel coût manque-t-il pour atteindre 1,3 ?<text:line-break/>.................................................................... </text:p>
        </text:list-item>
        <text:list-item>
          <text:p text:style-name="P24">Si on sait qu’il reste une liaison Fast-Ethernet (1) et une liaison Fibre (0,1), la somme correspond-elle ?<text:line-break/>.................................................................... </text:p>
        </text:list-item>
        <text:list-item>
          <text:p text:style-name="P23">Quel est alors le coût du chemin complet ?<text:line-break/>.................................................................... </text:p>
        </text:list-item>
      </text:list>
      <text:h text:style-name="Heading_20_1" text:outline-level="1">7. Amélioration d’une liaison</text:h>
      <text:p text:style-name="Text_20_body">Une liaison passe de <text:span text:style-name="Strong_20_Emphasis">Ethernet</text:span> à <text:span text:style-name="Strong_20_Emphasis">Fibre</text:span>.</text:p>
      <text:h text:style-name="Heading_20_3" text:outline-level="3">Questions</text:h>
      <text:list text:style-name="L13">
        <text:list-item>
          <text:p text:style-name="P26">Quel était son coût avant ?<text:line-break/>.................................................................... </text:p>
        </text:list-item>
        <text:list-item>
          <text:p text:style-name="P26">Quel est son coût après ?<text:line-break/>.................................................................... </text:p>
        </text:list-item>
        <text:list-item>
          <text:p text:style-name="P26">Le coût augmente-t-il ou diminue-t-il ?<text:line-break/>.................................................................... </text:p>
        </text:list-item>
        <text:list-item>
          <text:p text:style-name="P25">Pourquoi cela peut-il modifier la route choisie ?<text:line-break/>.................................................................... </text:p>
        </text:list-item>
      </text:list>
      <text:h text:style-name="Heading_20_1" text:outline-level="1">8. Petit exercice type bac</text:h>
      <text:p text:style-name="Text_20_body">On considère trois types de liaisons :</text:p>
      <text:list text:style-name="L14">
        <text:list-item>
          <text:p text:style-name="P28">Fibre :  Gbit/s1 Gbit/s </text:p>
        </text:list-item>
        <text:list-item>
          <text:p text:style-name="P28"><text:soft-page-break/>Fast-Ethernet :  Mbit/s100 Mbit/s </text:p>
        </text:list-item>
        <text:list-item>
          <text:p text:style-name="P27">Ethernet :  Mbit/s10 Mbit/s </text:p>
        </text:list-item>
      </text:list>
      <text:p text:style-name="Text_20_body">La formule du coût est :</text:p>
      <text:p text:style-name="Text_20_body">couˆt=d108​ </text:p>
      <text:h text:style-name="Heading_20_3" text:outline-level="3">Questions</text:h>
      <text:list text:style-name="L15">
        <text:list-item>
          <text:p text:style-name="P30">Calculer le coût de chaque type de liaison.<text:line-break/>.................................................................... </text:p>
        </text:list-item>
        <text:list-item>
          <text:p text:style-name="P29">Calculer le coût du chemin : </text:p>
        </text:list-item>
      </text:list>
      <text:list text:style-name="L16">
        <text:list-item>
          <text:p text:style-name="P31">Fibre, Fibre, Fast-Ethernet<text:line-break/>.................................................................... </text:p>
        </text:list-item>
      </text:list>
      <text:list text:style-name="L17">
        <text:list-item>
          <text:p text:style-name="P32">Calculer le coût du chemin : </text:p>
        </text:list-item>
      </text:list>
      <text:list text:style-name="L18">
        <text:list-item>
          <text:p text:style-name="P33">Ethernet, Fibre<text:line-break/>.................................................................... </text:p>
        </text:list-item>
      </text:list>
      <text:list text:style-name="L19">
        <text:list-item>
          <text:p text:style-name="P35">Quel chemin est préféré par OSPF ?<text:line-break/>.................................................................... </text:p>
        </text:list-item>
        <text:list-item>
          <text:p text:style-name="P34">Pourquoi OSPF ne choisit-il pas forcément le chemin avec le moins de routeurs ?<text:line-break/>.................................................................... </text:p>
        </text:list-item>
      </text:list>
      <text:h text:style-name="Heading_20_1" text:outline-level="1">9. Vrai ou faux ?</text:h>
      <text:h text:style-name="Heading_20_2" text:outline-level="2">a)</text:h>
      <text:p text:style-name="Text_20_body">Avec OSPF, on choisit le chemin de plus petite somme de coûts.<text:line-break/><text:span text:style-name="Strong_20_Emphasis">Vrai / Faux</text:span></text:p>
      <text:h text:style-name="Heading_20_2" text:outline-level="2">b)</text:h>
      <text:p text:style-name="Text_20_body">Dans OSPF, on compare seulement le nombre de routeurs.<text:line-break/><text:span text:style-name="Strong_20_Emphasis">Vrai / Faux</text:span></text:p>
      <text:h text:style-name="Heading_20_2" text:outline-level="2">c)</text:h>
      <text:p text:style-name="Text_20_body">Plus le débit est grand, plus le coût est petit.<text:line-break/><text:span text:style-name="Strong_20_Emphasis">Vrai / Faux</text:span></text:p>
      <text:h text:style-name="Heading_20_2" text:outline-level="2">d)</text:h>
      <text:p text:style-name="Text_20_body">Le coût d’un chemin est la somme des coûts de ses liaisons.<text:line-break/><text:span text:style-name="Strong_20_Emphasis">Vrai / Faux</text:span></text:p>
      <text:h text:style-name="Heading_20_2" text:outline-level="2"><text:soft-page-break/>e)</text:h>
      <text:p text:style-name="Text_20_body">Une amélioration de débit peut changer la route choisie.<text:line-break/><text:span text:style-name="Strong_20_Emphasis">Vrai / Faux</text:span></text:p>
      <text:h text:style-name="Heading_20_1" text:outline-level="1">10. Bilan</text:h>
      <text:p text:style-name="Text_20_body">Compléter les phrases :</text:p>
      <text:list text:style-name="L20">
        <text:list-item>
          <text:p text:style-name="P37">Avec OSPF, la métrique correspond à<text:line-break/>.................................................................... </text:p>
        </text:list-item>
        <text:list-item>
          <text:p text:style-name="P37">Le coût d’une liaison dépend de<text:line-break/>.................................................................... </text:p>
        </text:list-item>
        <text:list-item>
          <text:p text:style-name="P37">Plus le débit est grand,<text:line-break/>.................................................................... </text:p>
        </text:list-item>
        <text:list-item>
          <text:p text:style-name="P37">Le coût d’un chemin est<text:line-break/>.................................................................... </text:p>
        </text:list-item>
        <text:list-item>
          <text:p text:style-name="P36">Le meilleur chemin OSPF est celui qui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21">
        <text:list-item>
          <text:p text:style-name="P38">Chemin A : </text:p>
        </text:list-item>
      </text:list>
      <text:p text:style-name="Text_20_body">0,1+0,1+1=1,2 </text:p>
      <text:list text:style-name="L22">
        <text:list-item>
          <text:p text:style-name="P39">Chemin B : </text:p>
        </text:list-item>
      </text:list>
      <text:p text:style-name="Text_20_body">10+0,1=10,1 </text:p>
      <text:list text:style-name="L23">
        <text:list-item>
          <text:p text:style-name="P41">Le chemin A est préféré. </text:p>
        </text:list-item>
        <text:list-item>
          <text:p text:style-name="P40">Parce que son coût total est plus faible. </text:p>
        </text:list-item>
      </text:list>
      <text:h text:style-name="Heading_20_2" text:outline-level="2">Exercice 1</text:h>
      <text:list text:style-name="L24">
        <text:list-item>
          <text:p text:style-name="P43">Fibre = 0,1 </text:p>
        </text:list-item>
        <text:list-item>
          <text:p text:style-name="P43">Fast-Ethernet = 1 </text:p>
        </text:list-item>
        <text:list-item>
          <text:p text:style-name="P42">Ethernet = 10 </text:p>
        </text:list-item>
      </text:list>
      <text:h text:style-name="Heading_20_2" text:outline-level="2">Exercice 2</text:h>
      <text:p text:style-name="P3">0,1+1+0,1=1,2 </text:p>
      <text:h text:style-name="Heading_20_2" text:outline-level="2">Exercice 3</text:h>
      <text:p text:style-name="P3">10+0,1=10,1 </text:p>
      <text:h text:style-name="Heading_20_2" text:outline-level="2"><text:soft-page-break/>Exercice 4</text:h>
      <text:p text:style-name="Text_20_body">Le chemin de coût 1,2 est préféré, car 1,2 &lt; 10,1.</text:p>
      <text:h text:style-name="Heading_20_2" text:outline-level="2">Lire une table OSPF</text:h>
      <text:list text:style-name="L25">
        <text:list-item>
          <text:p text:style-name="P45"><text:span text:style-name="Source_20_Text">eth2</text:span> </text:p>
        </text:list-item>
        <text:list-item>
          <text:p text:style-name="P45">Parce que 1,3 &lt; 10,1 </text:p>
        </text:list-item>
        <text:list-item>
          <text:p text:style-name="P45"><text:span text:style-name="Source_20_Text">eth2</text:span> </text:p>
        </text:list-item>
        <text:list-item>
          <text:p text:style-name="P45">Parce que 0,3 &lt; 11,3 </text:p>
        </text:list-item>
        <text:list-item>
          <text:p text:style-name="P44"><text:span text:style-name="Source_20_Text">eth2</text:span> </text:p>
        </text:list-item>
      </text:list>
      <text:h text:style-name="Heading_20_2" text:outline-level="2">Déduire une information</text:h>
      <text:list text:style-name="L26">
        <text:list-item>
          <text:p text:style-name="P47">Il manque 1,2 </text:p>
        </text:list-item>
        <text:list-item>
          <text:p text:style-name="P47">Oui, 1+0,1=1,1, avec la fibre déjà connue 0,1, on obtient 1,2 si le chemin le demande selon la structure donnée </text:p>
        </text:list-item>
        <text:list-item>
          <text:p text:style-name="P46">Le coût total est 1,3 </text:p>
        </text:list-item>
      </text:list>
      <text:h text:style-name="Heading_20_2" text:outline-level="2">Amélioration d’une liaison</text:h>
      <text:list text:style-name="L27">
        <text:list-item>
          <text:p text:style-name="P49">Avant : 10 </text:p>
        </text:list-item>
        <text:list-item>
          <text:p text:style-name="P49">Après : 0,1 </text:p>
        </text:list-item>
        <text:list-item>
          <text:p text:style-name="P49">Le coût diminue </text:p>
        </text:list-item>
        <text:list-item>
          <text:p text:style-name="P48">Parce que le chemin passant par cette liaison devient plus avantageux </text:p>
        </text:list-item>
      </text:list>
      <text:h text:style-name="Heading_20_2" text:outline-level="2">Petit exercice type bac</text:h>
      <text:list text:style-name="L28">
        <text:list-item>
          <text:p text:style-name="P51">Fibre = 0,1 ; Fast-Ethernet = 1 ; Ethernet = 10 </text:p>
        </text:list-item>
        <text:list-item>
          <text:p text:style-name="P51">0,1+0,1+1=1,2 </text:p>
        </text:list-item>
        <text:list-item>
          <text:p text:style-name="P51">10+0,1=10,1 </text:p>
        </text:list-item>
        <text:list-item>
          <text:p text:style-name="P51">Le premier chemin </text:p>
        </text:list-item>
        <text:list-item>
          <text:p text:style-name="P50">Parce qu’OSPF compare la somme des coûts des liaisons, pas seulement le nombre de routeurs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29">
        <text:list-item>
          <text:p text:style-name="P53">la somme des coûts des liaisons </text:p>
        </text:list-item>
        <text:list-item>
          <text:p text:style-name="P53">son débit </text:p>
        </text:list-item>
        <text:list-item>
          <text:p text:style-name="P53"><text:soft-page-break/>plus le coût est petit </text:p>
        </text:list-item>
        <text:list-item>
          <text:p text:style-name="P53">la somme des coûts </text:p>
        </text:list-item>
        <text:list-item>
          <text:p text:style-name="P52">a la métrique la plus faible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Calculer le coût d’un chemin composé de :</text:p>
      <text:list text:style-name="L30">
        <text:list-item>
          <text:p text:style-name="P55">Fibre </text:p>
        </text:list-item>
        <text:list-item>
          <text:p text:style-name="P55">Fast-Ethernet </text:p>
        </text:list-item>
        <text:list-item>
          <text:p text:style-name="P54">Fast-Ethernet </text:p>
        </text:list-item>
      </text:list>
      <text:p text:style-name="Text_20_body">....................................................................</text:p>
      <text:h text:style-name="Heading_20_2" text:outline-level="2">Exercice 2</text:h>
      <text:p text:style-name="Text_20_body">Pourquoi une liaison Ethernet est-elle plus coûteuse qu’une liaison Fibre dans OSPF ?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On compare deux chemins :</text:p>
      <text:list text:style-name="L31">
        <text:list-item>
          <text:p text:style-name="P57">chemin A : coût 2,1 </text:p>
        </text:list-item>
        <text:list-item>
          <text:p text:style-name="P56">chemin B : coût 10,1 </text:p>
        </text:list-item>
      </text:list>
      <text:p text:style-name="Text_20_body">Lequel est choisi par OSPF ? Expliquer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42:27.798861813</meta:creation-date>
    <dc:date>2026-04-09T15:43:41.716635982</dc:date>
    <meta:editing-duration>PT1M14S</meta:editing-duration>
    <meta:editing-cycles>1</meta:editing-cycles>
    <meta:document-statistic meta:table-count="2" meta:image-count="0" meta:object-count="0" meta:page-count="8" meta:paragraph-count="220" meta:word-count="1062" meta:character-count="7777" meta:non-whitespace-character-count="6921"/>
    <meta:generator>LibreOffice/24.2.7.2$Linux_X86_64 LibreOffice_project/420$Build-2</meta:generator>
  </office:meta>
</office:document-meta>
</file>